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24pt" officeooo:rsid="00186c88" officeooo:paragraph-rsid="00186c88" style:font-size-asian="24pt" style:font-size-complex="24pt"/>
    </style:style>
    <style:style style:name="P2" style:family="paragraph" style:parent-style-name="Standard">
      <style:text-properties style:font-name="Arial1" fo:font-size="24pt" officeooo:rsid="0018dc5c" officeooo:paragraph-rsid="0018dc5c" style:font-size-asian="24pt" style:font-size-complex="24pt"/>
    </style:style>
    <style:style style:name="P3" style:family="paragraph" style:parent-style-name="Standard" style:list-style-name="L4">
      <style:text-properties style:font-name="Arial1" fo:font-size="24pt" officeooo:rsid="001b703f" officeooo:paragraph-rsid="001b703f" style:font-size-asian="24pt" style:font-size-complex="24pt"/>
    </style:style>
    <style:style style:name="P4" style:family="paragraph" style:parent-style-name="Standard">
      <style:text-properties style:font-name="Arial1" fo:font-size="24pt" officeooo:rsid="001b703f" officeooo:paragraph-rsid="001b703f" style:font-size-asian="24pt" style:font-size-complex="24pt"/>
    </style:style>
    <style:style style:name="P5" style:family="paragraph" style:parent-style-name="Standard">
      <style:text-properties style:font-name="Arial1" fo:font-size="24pt" fo:font-style="italic" fo:font-weight="bold" officeooo:rsid="0018dc5c" officeooo:paragraph-rsid="0018dc5c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text-properties officeooo:paragraph-rsid="0018dc5c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1pt" officeooo:rsid="001b703f" style:font-size-asian="9.60000038146973pt" style:font-size-complex="11pt"/>
    </style:style>
    <style:style style:name="T3" style:family="text">
      <style:text-properties fo:font-size="11pt" officeooo:rsid="001beb00" style:font-size-asian="9.60000038146973pt" style:font-size-complex="11pt"/>
    </style:style>
    <style:style style:name="T4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5" style:family="text">
      <style:text-properties officeooo:rsid="001a5843"/>
    </style:style>
    <style:style style:name="T6" style:family="text">
      <style:text-properties style:font-name="Arial1" fo:font-size="11pt" officeooo:rsid="0018dc5c" style:font-size-asian="9.60000038146973pt" style:font-size-complex="11pt"/>
    </style:style>
    <style:style style:name="T7" style:family="text">
      <style:text-properties style:font-name="Arial1" fo:font-size="11pt" officeooo:rsid="001a5843" style:font-size-asian="9.60000038146973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High-Level Feature Description</text:span></text:p>
      <text:p text:style-name="P1"><text:span text:style-name="T1"><text:line-break/></text:span><text:span text:style-name="T4">Version 0.1<text:tab/>March 9, 2021</text:span></text:p>
      <text:p text:style-name="P1"><text:span text:style-name="T1"/></text:p>
      <text:p text:style-name="P6"><text:span text:style-name="T6">Fast and non-bloated DataModel-based game engine with a </text:span><text:span text:style-name="T7">focus on physics and</text:span><text:span text:style-name="T6"> graphical features.</text:span></text:p>
      <text:p text:style-name="P2"><text:span text:style-name="T1"/></text:p>
      <text:p text:style-name="P2"><text:span text:style-name="T1">Features:</text:span></text:p>
      <text:p text:style-name="P2"><text:span text:style-name="T1"/></text:p>
      <text:p text:style-name="P4"><text:span text:style-name="T1">DataModel:</text:span></text:p>
      <text:p text:style-name="P4"><text:span text:style-name="T1">-</text:span><text:span text:style-name="T3"> Instances</text:span></text:p>
      <text:p text:style-name="P4"><text:span text:style-name="T1">- </text:span><text:span text:style-name="T3">Services</text:span></text:p>
      <text:p text:style-name="P2"><text:span text:style-name="T1"/></text:p>
      <text:p text:style-name="P2"><text:span text:style-name="T1">Rendering using SDL2</text:span></text:p>
      <text:p text:style-name="P2"><text:span text:style-name="T1">Graphics features:</text:span></text:p>
      <text:list xml:id="list3900317736" text:style-name="L4">
        <text:list-item>
          <text:p text:style-name="P3"><text:span text:style-name="T1">Translation API (implemented in Vector2)</text:span></text:p>
        </text:list-item>
        <text:list-item>
          <text:p text:style-name="P3"><text:span text:style-name="T1">Lighting API:<text:line-break/>* Coloured lighting<text:line-break/>* 2D lighting anywhere</text:span><text:span text:style-name="T3"><text:line-break/>* Full RGB</text:span></text:p>
        </text:list-item>
      </text:list>
      <text:p text:style-name="P2"><text:span text:style-name="T1"/></text:p>
      <text:p text:style-name="P5"><text:span text:style-name="T1">NOT THE BE ALL AND END ALL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32:33.189000000</meta:creation-date>
    <dc:date>2021-03-09T23:01:02.506000000</dc:date>
    <meta:editing-duration>PT7M23S</meta:editing-duration>
    <meta:editing-cycles>1</meta:editing-cycles>
    <meta:document-statistic meta:table-count="0" meta:image-count="0" meta:object-count="0" meta:page-count="1" meta:paragraph-count="12" meta:word-count="60" meta:character-count="376" meta:non-whitespace-character-count="329"/>
    <meta:generator>LibreOffice/7.0.3.1$Windows_X86_64 LibreOffice_project/d7547858d014d4cf69878db179d326fc3483e082</meta:generator>
  </office:meta>
</office:document-meta>
</file>